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f01b9" officeooo:paragraph-rsid="001f01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f2c59" officeooo:paragraph-rsid="001f2c5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2c59" officeooo:paragraph-rsid="00230b8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f2c59" officeooo:paragraph-rsid="00230b8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rsid="001f01b9" officeooo:paragraph-rsid="001f01b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2c59" officeooo:paragraph-rsid="001f2c5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01b9" officeooo:paragraph-rsid="001f01b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f2c59" officeooo:paragraph-rsid="001f2c5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23068" officeooo:paragraph-rsid="0022306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1f01b9" officeooo:paragraph-rsid="001f01b9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officeooo:rsid="00230b8d" officeooo:paragraph-rsid="00230b8d" style:font-size-asian="26pt" style:font-weight-asian="bold" style:font-size-complex="26pt" style:font-weight-complex="bold"/>
    </style:style>
    <style:style style:name="T1" style:family="text">
      <style:text-properties officeooo:rsid="001f2c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0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Rural de Pernambuco – UFRPE</text:p>
      <text:p text:style-name="P11"/>
      <text:p text:style-name="P11"/>
      <text:p text:style-name="P11"/>
      <text:p text:style-name="P11"/>
      <text:p text:style-name="P10"/>
      <text:p text:style-name="P10"/>
      <text:p text:style-name="P10"><text:span text:style-name="T1">Plano de </text:span>Projeto <text:span text:style-name="T1">criação</text:span> de <text:span text:style-name="T1">um</text:span> <text:span text:style-name="T1">C</text:span>hat<text:span text:style-name="T1">B</text:span>ot para download de arquivos <text:span text:style-name="T1">CSV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Aluno: Rodolfo Viegas de Albuquerque</text:p>
      <text:p text:style-name="P3">Professor: Dr. Jones Albuquerque</text:p>
      <text:p text:style-name="P4">Disciplina: Engenharia de Software</text:p>
      <text:p text:style-name="P1"/>
      <text:p text:style-name="P7"><text:soft-page-break/>Introdução.</text:p>
      <text:p text:style-name="P5"/>
      <text:p text:style-name="P5">Este <text:span text:style-name="T3">projeto</text:span> v<text:span text:style-name="T3">isa</text:span> construir o chatbot para facilitar a vida pesquisadores <text:span text:style-name="T3">que usem</text:span> séries temporais (estatísticos, cientistas de dados, físicos, economistas, etc.), esses necessitam d<text:span text:style-name="T3">as séries de tempo</text:span> para rodar modelos de redes neurais <text:span text:style-name="T3">artificiais</text:span> e/ou modelos clássicos de estatística (AR, MA , ARIMA).</text:p>
      <text:p text:style-name="P5"/>
      <text:p text:style-name="P5"/>
      <text:p text:style-name="P7">Justificativa.</text:p>
      <text:p text:style-name="P5"/>
      <text:p text:style-name="P5">Um dos principais obstáculos à pesquisa científica, ou mesmo trabalhos com dados financeiros, é a coleta de dados para os modelos serem treinados e executados.</text:p>
      <text:p text:style-name="P5"/>
      <text:p text:style-name="P8">Objetivos Gerais.</text:p>
      <text:p text:style-name="P6"/>
      <text:p text:style-name="P6">Construir o chatbot para buscas em internet de arquivos de séries históricas retornando o link/arquivo.</text:p>
      <text:p text:style-name="P6"/>
      <text:p text:style-name="P8">Objetivos Específicos.</text:p>
      <text:p text:style-name="P8"/>
      <text:p text:style-name="P9">1<text:span text:style-name="T2"> Criar um chatbot que responda mensagens simples com a biblioteca Chatterbot de Python;</text:span></text:p>
      <text:p text:style-name="P9"><text:span text:style-name="T2">2 Usar biblioteca que, através de linhas de código, acesse a internet;</text:span></text:p>
      <text:p text:style-name="P9"><text:span text:style-name="T2">3 Combinar essas arquiteturas para que seja o bot que faça a busca na internet de links de arquivos CSVs com séries temporais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03:43.866193056</meta:creation-date>
    <dc:date>2019-09-03T10:57:39.635197396</dc:date>
    <meta:editing-duration>PT9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170" meta:character-count="1134" meta:non-whitespace-character-count="977"/>
  </office:meta>
</office:document-meta>
</file>